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9af6" officeooo:paragraph-rsid="000d9af6"/>
    </style:style>
    <style:style style:name="P2" style:family="paragraph" style:parent-style-name="Standard">
      <style:text-properties officeooo:rsid="000e9a4e" officeooo:paragraph-rsid="000e9a4e"/>
    </style:style>
    <style:style style:name="P3" style:family="paragraph" style:parent-style-name="Standard">
      <style:text-properties officeooo:rsid="000feb09" officeooo:paragraph-rsid="000feb09"/>
    </style:style>
    <style:style style:name="P4" style:family="paragraph" style:parent-style-name="Standard">
      <style:text-properties officeooo:rsid="00103556" officeooo:paragraph-rsid="001035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[1]http://leafletjs.com/reference.html#marker</text:p>
      <text:p text:style-name="P1">[2]<text:a xlink:type="simple" xlink:href="https://wiki.openstreetmap.org/wiki/Nominatim" text:style-name="Internet_20_link" text:visited-style-name="Visited_20_Internet_20_Link">https://wiki.openstreetmap.org/wiki/Nominatim</text:a></text:p>
      <text:p text:style-name="P2">[3]<text:a xlink:type="simple" xlink:href="http://wiki.openstreetmap.org/wiki/Overpass_API/Language_Guide#Background_and_concepts" text:style-name="Internet_20_link" text:visited-style-name="Visited_20_Internet_20_Link">http://wiki.openstreetmap.org/wiki/Overpass_API/Language_Guide#Background_and_concepts</text:a></text:p>
      <text:p text:style-name="P3">[4]<text:a xlink:type="simple" xlink:href="http://en.wikipedia.org/wiki/Haversine_formula" text:style-name="Internet_20_link" text:visited-style-name="Visited_20_Internet_20_Link">http://en.wikipedia.org/wiki/Haversine_formula</text:a></text:p>
      <text:p text:style-name="P4">[5]http://ds.cs.ut.ee/Members/hadachi/dss-fall-2014/Heiki-Parn-Report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9S</meta:editing-duration>
    <meta:editing-cycles>6</meta:editing-cycles>
    <meta:generator>LibreOffice/4.4.1.2$Windows_x86 LibreOffice_project/45e2de17089c24a1fa810c8f975a7171ba4cd432</meta:generator>
    <dc:date>2015-04-13T21:02:43.735000000</dc:date>
    <meta:document-statistic meta:table-count="0" meta:image-count="0" meta:object-count="0" meta:page-count="1" meta:paragraph-count="5" meta:word-count="5" meta:character-count="304" meta:non-whitespace-character-count="304"/>
    <meta:user-defined meta:name="Info 1"/>
    <meta:user-defined meta:name="Info 2"/>
    <meta:user-defined meta:name="Info 3"/>
    <meta:user-defined meta:name="Info 4"/>
  </office:meta>
</office:document-meta>
</file>